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1bf552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Preformatted_20_Text">
      <style:paragraph-properties fo:margin-top="0in" fo:margin-bottom="0.1965in" style:contextual-spacing="false" fo:padding="0in" fo:border="none"/>
      <style:text-properties loext:padding="0in" loext:border="none"/>
    </style:style>
    <style:style style:name="P6" style:family="paragraph" style:parent-style-name="Preformatted_20_Text">
      <style:paragraph-properties fo:padding="0in" fo:border="none"/>
      <style:text-properties loext:padding="0in" loext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8" style:family="paragraph" style:parent-style-name="Heading_20_1">
      <style:paragraph-properties fo:margin-top="0in" fo:margin-bottom="0.0799in" style:contextual-spacing="false" fo:break-before="page"/>
      <style:text-properties officeooo:paragraph-rsid="001bf552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1. Different Ways to Add Parentheses</text:h>
      <text:p text:style-name="P3"><text:span text:style-name="T1">Given a string </text:span><text:span text:style-name="Source_20_Text"><text:span text:style-name="T2">expression</text:span></text:span><text:span text:style-name="T1"> of numbers and operators, return </text:span><text:span text:style-name="Emphasis"><text:span text:style-name="T1">all possible results from computing all the different possible ways to group numbers and operators</text:span></text:span><text:span text:style-name="T1">. You may return the answer in </text:span><text:span text:style-name="Strong_20_Emphasis"><text:span text:style-name="T1">any order</text:span></text:span><text:span text:style-name="T1">.</text:span></text:p>
      <text:p text:style-name="P3"><text:span text:style-name="T1">The test cases are generated such that the output values fit in a 32-bit integer and the number of different results does not exceed </text:span><text:span text:style-name="Source_20_Text"><text:span text:style-name="T2">10</text:span></text:span><text:span text:style-name="Source_20_Text"><text:span text:style-name="T1">4</text:span></text:span><text:span text:style-name="T1">.</text:span></text:p>
      <text:p text:style-name="P7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expression = "2-1-1"</text:span></text:p>
      <text:p text:style-name="P2"><text:span text:style-name="Strong_20_Emphasis"><text:span text:style-name="T1">Output:</text:span></text:span><text:span text:style-name="T1"> [0,2]</text:span></text:p>
      <text:p text:style-name="P2"><text:span text:style-name="Strong_20_Emphasis"><text:span text:style-name="T1">Explanation:</text:span></text:span></text:p>
      <text:p text:style-name="P6">((2-1)-1) = 0 </text:p>
      <text:p text:style-name="P5">(2-(1-1)) = 2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expression = "2*3-4*5"</text:span></text:p>
      <text:p text:style-name="P2"><text:span text:style-name="Strong_20_Emphasis"><text:span text:style-name="T1">Output:</text:span></text:span><text:span text:style-name="T1"> [-34,-14,-10,-10,10]</text:span></text:p>
      <text:p text:style-name="P2"><text:span text:style-name="Strong_20_Emphasis"><text:span text:style-name="T1">Explanation:</text:span></text:span></text:p>
      <text:p text:style-name="P6">(2*(3-(4*5))) = -34 </text:p>
      <text:p text:style-name="P6">((2*3)-(4*5)) = -14 </text:p>
      <text:p text:style-name="P6">((2*(3-4))*5) = -10 </text:p>
      <text:p text:style-name="P6">(2*((3-4)*5)) = -10 </text:p>
      <text:p text:style-name="P5">(((2*3)-4)*5) = 10</text:p>
      <text:p text:style-name="P7"> </text:p>
      <text:p text:style-name="P3"><text:span text:style-name="Strong_20_Emphasis"><text:span text:style-name="T1">Constraints:</text:span></text:span></text:p>
      <text:list text:style-name="L1">
        <text:list-item>
          <text:p text:style-name="P9"><text:span text:style-name="Source_20_Text"><text:span text:style-name="T2">1 &lt;= expression.length &lt;= 20</text:span></text:span></text:p>
        </text:list-item>
        <text:list-item>
          <text:p text:style-name="P9"><text:span text:style-name="Source_20_Text"><text:span text:style-name="T2">expression</text:span></text:span><text:span text:style-name="T1"> consists of digits and the operator </text:span><text:span text:style-name="Source_20_Text"><text:span text:style-name="T2">'+'</text:span></text:span><text:span text:style-name="T1">, </text:span><text:span text:style-name="Source_20_Text"><text:span text:style-name="T2">'-'</text:span></text:span><text:span text:style-name="T1">, and </text:span><text:span text:style-name="Source_20_Text"><text:span text:style-name="T2">'*'</text:span></text:span><text:span text:style-name="T1">.</text:span></text:p>
        </text:list-item>
        <text:list-item>
          <text:p text:style-name="P9"><text:span text:style-name="T1">All the integer values in the input expression are in the range </text:span><text:span text:style-name="Source_20_Text"><text:span text:style-name="T2">[0, 99]</text:span></text:span><text:span text:style-name="T1">.</text:span></text:p>
        </text:list-item>
        <text:list-item>
          <text:p text:style-name="P10"><text:span text:style-name="T1">The integer values in the input expression do not have a leading </text:span><text:span text:style-name="Source_20_Text"><text:span text:style-name="T2">'-'</text:span></text:span><text:span text:style-name="T1"> or </text:span><text:span text:style-name="Source_20_Text"><text:span text:style-name="T2">'+'</text:span></text:span><text:span text:style-name="T1"> denoting the sign.</text:span></text:p>
        </text:list-item>
      </text:list>
      <text:p text:style-name="P4"><text:a xlink:type="simple" xlink:href="https://leetcode.com/student/?source=qd-detail" text:style-name="Internet_20_link" text:visited-style-name="Visited_20_Internet_20_Link"><text:span text:style-name="T1"/></text:a></text:p>
      <text:p text:style-name="Text_20_body"/>
      <text:h text:style-name="P8" text:outline-level="1">241. Different Ways to Add Parentheses</text:h>
      <text:p text:style-name="P1">/*</text:p>
      <text:p text:style-name="P1"><text:s text:c="4"/><text:span text:style-name="T3">Recursivity</text:span></text:p>
      <text:p text:style-name="P1"><text:s text:c="4"/>Time complexity: O(n.2^n)</text:p>
      <text:p text:style-name="P1"><text:s text:c="4"/>Space complexity: O(2^n)</text:p>
      <text:p text:style-name="P1">*/</text:p>
      <text:p text:style-name="P1">typedef std::vector&lt;int&gt; vi;</text:p>
      <text:p text:style-name="P1">class Solution {</text:p>
      <text:p text:style-name="P1"><text:s text:c="4"/>public:</text:p>
      <text:p text:style-name="P1"><text:s text:c="8"/>// dispatch table</text:p>
      <text:p text:style-name="P1"><text:s text:c="8"/>std::unordered_map&lt;char , std::function&lt;int(int,int)&gt; &gt; operations{</text:p>
      <text:p text:style-name="P1"><text:s text:c="12"/>{'+',[](int a, int b){ return a + b;} },</text:p>
      <text:p text:style-name="P1"><text:s text:c="12"/>{'-',[](int a, int b){ return a - b;} },</text:p>
      <text:p text:style-name="P1"><text:s text:c="12"/>{'*',[](int a, int b){ return a * b;} } };</text:p>
      <text:p text:style-name="P1"><text:s text:c="4"/>public:</text:p>
      <text:p text:style-name="P1"><text:s text:c="8"/>vi diffWaysToCompute(std::string expression){</text:p>
      <text:p text:style-name="P1"><text:s text:c="11"/><text:span text:style-name="T4"><text:s/>// Base case</text:span></text:p>
      <text:p text:style-name="P1"><text:s text:c="12"/>if(std::all_of(expression.begin(),expression.end(),::isdigit)){</text:p>
      <text:p text:style-name="P1"><text:s text:c="16"/>return {std::stoi(expression)};</text:p>
      <text:p text:style-name="P1"><text:s text:c="12"/>}</text:p>
      <text:p text:style-name="P1"><text:s text:c="12"/>int n=expression.size();</text:p>
      <text:p text:style-name="P1"><text:s text:c="12"/>vi ans;</text:p>
      <text:p text:style-name="P1"><text:s text:c="11"/><text:span text:style-name="T4"><text:s/>// Divide...</text:span></text:p>
      <text:p text:style-name="P1"><text:s text:c="12"/>for(int i=0;i&lt;n;++i){</text:p>
      <text:p text:style-name="P1"><text:s text:c="16"/>char c=expression[i];</text:p>
      <text:p text:style-name="P1"><text:s text:c="16"/>if(operations.find(c)!=operations.end()){</text:p>
      <text:p text:style-name="P1"><text:s text:c="20"/><text:span text:style-name="T4">//... and conquer</text:span></text:p>
      <text:p text:style-name="P1"><text:s text:c="20"/>vi left=diffWaysToCompute(expression.substr(0,i));</text:p>
      <text:p text:style-name="P1"><text:s text:c="20"/>vi right=diffWaysToCompute(expression.substr(i+1,n-1-i));</text:p>
      <text:p text:style-name="P1"><text:s text:c="20"/><text:span text:style-name="T4">// Combine</text:span></text:p>
      <text:p text:style-name="P1"><text:s text:c="20"/>for(auto&amp; x: left){</text:p>
      <text:p text:style-name="P1"><text:s text:c="24"/>for(auto&amp; y: right){</text:p>
      <text:p text:style-name="P1"><text:s text:c="28"/>ans.push_back(operations[c](x,y));</text:p>
      <text:p text:style-name="P1"><text:s text:c="24"/>}</text:p>
      <text:p text:style-name="P1"><text:s text:c="20"/>}</text:p>
      <text:p text:style-name="P1"><text:s text:c="16"/>}</text:p>
      <text:p text:style-name="P1"><text:s text:c="12"/>} <text:s text:c="8"/></text:p>
      <text:p text:style-name="P1"><text:s text:c="11"/>return ans;</text:p>
      <text:p text:style-name="P1"><text:s text:c="8"/>}</text:p>
      <text:p text:style-name="P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23:56.347630492</meta:creation-date>
    <dc:date>2024-09-19T19:36:24.023862859</dc:date>
    <meta:editing-duration>PT8M5S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2" meta:paragraph-count="66" meta:word-count="260" meta:character-count="2253" meta:non-whitespace-character-count="1589"/>
  </office:meta>
</office:document-meta>
</file>